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16in"/>
    </style:style>
    <style:style style:name="co3" style:family="table-column">
      <style:table-column-properties fo:break-before="auto" style:column-width="1.5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BEST-2</text:p>
          </table:table-cell>
          <table:table-cell office:value-type="string">
            <text:p>F-Engine</text:p>
          </table:table-cell>
          <table:table-cell table:number-columns-repeated="2" office:value-type="string">
            <text:p>ADC</text:p>
          </table:table-cell>
          <table:table-cell/>
          <table:table-cell office:value-type="string">
            <text:p>Raw Correlator</text:p>
          </table:table-cell>
          <table:table-cell office:value-type="string">
            <text:p>Corrected Correlator</text:p>
          </table:table-cell>
        </table:table-row>
        <table:table-row table:style-name="ro2">
          <table:table-cell table:number-columns-repeated="2" office:value-type="string">
            <text:p>Antenna #</text:p>
          </table:table-cell>
          <table:table-cell office:value-type="string">
            <text:p>Channel #</text:p>
          </table:table-cell>
          <table:table-cell office:value-type="string">
            <text:p>Cable #</text:p>
          </table:table-cell>
          <table:table-cell/>
          <table:table-cell office:value-type="string">
            <text:p>Output #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string">
            <text:p>1-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2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2-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3-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-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4-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4-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5-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5-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6-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6-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7-1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7-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8-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8-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1-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1-2</text:p>
          </table:table-cell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-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2-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3-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3-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4-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4-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5-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5-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6-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6-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7-2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string">
            <text:p>7-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8-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string">
            <text:p>8-2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1-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string">
            <text:p>1-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2-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2-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3-3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string">
            <text:p>3-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4-3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string">
            <text:p>4-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5-3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string">
            <text:p>5-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6-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>6-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7-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string">
            <text:p>7-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8-3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string">
            <text:p>8-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1-4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1-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2-4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2-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3-4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string">
            <text:p>3-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4-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string">
            <text:p>4-4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5-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string">
            <text:p>5-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6-4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string">
            <text:p>6-4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7-4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string">
            <text:p>7-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8-4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string">
            <text:p>8-4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DEBUG</text:p>
          </table:table-cell>
          <table:table-cell office:value-type="string">
            <text:p>ALL</text:p>
          </table:table-cell>
          <table:table-cell office:value-type="float" office:value="63">
            <text:p>63</text:p>
          </table:table-cell>
          <table:table-cell office:value-type="string">
            <text:p>63(?)</text:p>
          </table:table-cell>
          <table:table-cell table:number-columns-repeated="3"/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05/15/2011</text:date>, <text:time>17:2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k </meta:initial-creator>
    <meta:creation-date>2011-04-19T12:33:59</meta:creation-date>
    <dc:date>2011-05-15T17:25:37</dc:date>
    <dc:creator>Jack Hickish</dc:creator>
    <meta:editing-duration>PT4H20M22S</meta:editing-duration>
    <meta:editing-cycles>7</meta:editing-cycles>
    <meta:generator>OpenOffice.org/3.3$Unix OpenOffice.org_project/330m20$Build-9567</meta:generator>
    <meta:document-statistic meta:table-count="3" meta:cell-count="240" meta:object-count="0"/>
  </office:meta>
</office:document-meta>
</file>